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bHandler.getClobAsString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obHandler.getBlobAsBytes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obCreator.setClobAsAsciiStream( PreparedStatement ps , int paramIndex , @ Nullable InputStream asciiStream , int content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LobHandler.getLobCre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bHandler.setWrapAsLob( boolean wrapAs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bHandler.getClobAsAsciiStream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obCreator.setBlobAsBytes( PreparedStatement ps , int paramIndex , @ Nullable byte [ ] cont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LobHandler.getClobAsCharacterStream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obCreator.setBlobAsBinaryStream( PreparedStatement ps , int paramIndex , @ Nullable InputStream binaryStream , int content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LobCreator.setClobAsCharacterStream( PreparedStatement ps , int paramIndex , @ Nullable Reader characterStream , int content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LobHandler.setStreamAsLob( boolean streamAs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bHandler.setCreateTemporaryLob( boolean createTemporary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bHandler.getBlobAsBinaryStream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obCre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bCreator.setClobAsString( PreparedStatement ps , int paramIndex , @ Nullable String cont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